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lTypeOptionHandler.TerminalTypeOptionHandler( String termtype , boolean initlocal , boolean initremote , boolean acceptlocal , boolean accept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alTypeOptionHandler.answerSubnegotiation( int suboptionData [ ] , int suboption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rminalTypeOptionHandler.startSubnegotiation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lTypeOptionHandler.startSubnegotiation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lTypeOptionHandler.TerminalTypeOptionHandler( String te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